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27392c" officeooo:paragraph-rsid="002546d5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1f6c2e" officeooo:paragraph-rsid="002baabf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2546d5" officeooo:paragraph-rsid="00279710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21983c" officeooo:paragraph-rsid="00592939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bold" officeooo:rsid="00279710" officeooo:paragraph-rsid="006a4c34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5pt" style:text-underline-style="none" fo:font-weight="bold" officeooo:rsid="0052bfec" officeooo:paragraph-rsid="0052bfec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5pt" style:text-underline-style="none" fo:font-weight="bold" officeooo:rsid="0055845c" officeooo:paragraph-rsid="0052bfec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libri1" fo:font-size="12pt" fo:language="en" fo:country="IN" style:text-underline-style="none" fo:font-weight="normal" officeooo:rsid="005cc025" officeooo:paragraph-rsid="00605bb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ibri1" fo:font-size="12pt" fo:language="en" fo:country="IN" style:text-underline-style="none" fo:font-weight="normal" officeooo:rsid="005cc025" officeooo:paragraph-rsid="005cc025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ibri1" fo:font-size="11pt" fo:language="en" fo:country="IN" style:text-underline-style="none" fo:font-weight="normal" officeooo:rsid="00279710" officeooo:paragraph-rsid="005ad94d" style:font-size-asian="11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libri1" fo:font-size="11pt" fo:language="en" fo:country="IN" style:text-underline-style="none" fo:font-weight="normal" officeooo:rsid="00279710" officeooo:paragraph-rsid="006a4c34" style:font-size-asian="11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libri1" fo:font-size="11pt" fo:language="en" fo:country="IN" style:text-underline-style="none" fo:font-weight="normal" officeooo:rsid="0027392c" officeooo:paragraph-rsid="006a4c34" style:font-size-asian="11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bold" officeooo:rsid="005ad94d" officeooo:paragraph-rsid="005ad94d" style:font-size-asian="12pt" style:font-weight-asian="bold" style:font-size-complex="12pt" style:font-weight-complex="bold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bold" officeooo:rsid="005ad94d" officeooo:paragraph-rsid="005ad94d" style:font-size-asian="12pt" style:font-weight-asian="bold" style:font-size-complex="12pt" style:font-weight-complex="bold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Calibri" fo:font-size="12pt" style:text-underline-style="none" fo:font-weight="normal" officeooo:rsid="005ad94d" officeooo:paragraph-rsid="00605bb0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Calibri" fo:font-size="12pt" style:text-underline-style="none" fo:font-weight="normal" officeooo:rsid="001e27cb" officeooo:paragraph-rsid="00605bb0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font-name="Calibri" fo:font-size="12pt" style:text-underline-style="none" fo:font-weight="normal" officeooo:rsid="001e27cb" officeooo:paragraph-rsid="00605bb0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Calibri" fo:font-size="12pt" style:text-underline-style="none" fo:font-weight="normal" officeooo:rsid="001f6c2e" officeooo:paragraph-rsid="0021983c" style:font-size-asian="12pt" style:font-weight-asian="normal" style:font-size-complex="12pt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style:font-name="Calibri" fo:font-size="12pt" style:text-underline-style="none" fo:font-weight="normal" officeooo:rsid="00248748" officeooo:paragraph-rsid="00592939" style:font-size-asian="12pt" style:font-weight-asian="normal" style:font-size-complex="12pt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style:font-name="Calibri" fo:font-size="12pt" style:text-underline-style="none" fo:font-weight="normal" officeooo:rsid="00248748" officeooo:paragraph-rsid="007ddb00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248748" officeooo:paragraph-rsid="007ddb00" style:font-size-asian="12pt" style:font-weight-asian="normal" style:font-size-complex="12pt" style:font-weight-complex="normal"/>
    </style:style>
    <style:style style:name="P22" style:family="paragraph" style:parent-style-name="Standard" style:list-style-name="L6">
      <style:paragraph-properties fo:text-align="start" style:justify-single-word="false"/>
      <style:text-properties style:font-name="Calibri" fo:font-size="12pt" style:text-underline-style="none" fo:font-weight="normal" officeooo:rsid="006493bd" officeooo:paragraph-rsid="006493bd" style:font-size-asian="12pt" style:font-weight-asian="normal" style:font-size-complex="12pt" style:font-weight-complex="normal"/>
    </style:style>
    <style:style style:name="P23" style:family="paragraph" style:parent-style-name="Standard" style:list-style-name="L6">
      <style:paragraph-properties fo:text-align="start" style:justify-single-word="false"/>
      <style:text-properties style:font-name="Calibri" fo:font-size="12pt" style:text-underline-style="none" fo:font-weight="normal" officeooo:rsid="0027392c" officeooo:paragraph-rsid="006493bd" style:font-size-asian="12pt" style:font-weight-asian="normal" style:font-size-complex="12pt" style:font-weight-complex="normal"/>
    </style:style>
    <style:style style:name="P24" style:family="paragraph" style:parent-style-name="Standard" style:list-style-name="L10">
      <style:paragraph-properties fo:text-align="start" style:justify-single-word="false"/>
      <style:text-properties style:font-name="Calibri" fo:font-size="12pt" style:text-underline-style="none" fo:font-weight="normal" officeooo:rsid="0027392c" officeooo:paragraph-rsid="002546d5" style:font-size-asian="12pt" style:font-weight-asian="normal" style:font-size-complex="12pt" style:font-weight-complex="normal"/>
    </style:style>
    <style:style style:name="P25" style:family="paragraph" style:parent-style-name="Standard" style:list-style-name="L9">
      <style:paragraph-properties fo:text-align="start" style:justify-single-word="false"/>
      <style:text-properties style:font-name="Calibri" fo:font-size="12pt" style:text-underline-style="none" fo:font-weight="normal" officeooo:rsid="00279710" officeooo:paragraph-rsid="006a4c34" style:font-size-asian="12pt" style:font-weight-asian="normal" style:font-size-complex="12pt" style:font-weight-complex="normal"/>
    </style:style>
    <style:style style:name="P26" style:family="paragraph" style:parent-style-name="Standard" style:list-style-name="L11">
      <style:paragraph-properties fo:text-align="start" style:justify-single-word="false"/>
      <style:text-properties style:font-name="Calibri" fo:font-size="12pt" style:text-underline-style="none" fo:font-weight="normal" officeooo:rsid="00279710" officeooo:paragraph-rsid="0081af60" style:font-size-asian="12pt" style:font-weight-asian="normal" style:font-size-complex="12pt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style:font-name="Calibri" fo:font-size="12pt" style:text-underline-style="none" fo:font-weight="bold" officeooo:rsid="00592939" officeooo:paragraph-rsid="00592939" style:font-size-asian="12pt" style:font-weight-asian="bold" style:font-size-complex="12pt" style:font-weight-complex="bold"/>
    </style:style>
    <style:style style:name="P28" style:family="paragraph" style:parent-style-name="Standard" style:list-style-name="L2">
      <style:paragraph-properties fo:text-align="start" style:justify-single-word="false"/>
      <style:text-properties style:font-name="Calibri" fo:font-size="12pt" style:text-underline-style="none" fo:font-weight="bold" officeooo:rsid="00592939" officeooo:paragraph-rsid="00592939" style:font-size-asian="12pt" style:font-weight-asian="bold" style:font-size-complex="12pt" style:font-weight-complex="bold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Calibri" fo:font-size="12pt" style:text-underline-style="none" fo:font-weight="bold" officeooo:rsid="00592939" officeooo:paragraph-rsid="0081af60" style:font-size-asian="12pt" style:font-weight-asian="bold" style:font-size-complex="12pt" style:font-weight-complex="bold"/>
    </style:style>
    <style:style style:name="P30" style:family="paragraph" style:parent-style-name="Standard" style:list-style-name="L2">
      <style:paragraph-properties fo:text-align="start" style:justify-single-word="false"/>
      <style:text-properties style:font-name="Calibri" fo:font-size="12pt" style:text-underline-style="none" fo:font-weight="bold" officeooo:rsid="002546d5" officeooo:paragraph-rsid="002546d5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bold" officeooo:rsid="00279710" officeooo:paragraph-rsid="0081af60" style:font-size-asian="12pt" style:font-weight-asian="bold" style:font-size-complex="12pt" style:font-weight-complex="bold"/>
    </style:style>
    <style:style style:name="P32" style:family="paragraph" style:parent-style-name="Standard" style:list-style-name="L2">
      <style:paragraph-properties fo:text-align="start" style:justify-single-word="false"/>
      <style:text-properties style:font-name="Calibri" fo:font-size="12pt" style:text-underline-style="none" fo:font-weight="bold" officeooo:rsid="00851f14" officeooo:paragraph-rsid="00851f14" style:font-size-asian="12pt" style:font-weight-asian="bold" style:font-size-complex="12pt" style:font-weight-complex="bold"/>
    </style:style>
    <style:style style:name="P33" style:family="paragraph" style:parent-style-name="Standard" style:list-style-name="L4">
      <style:paragraph-properties fo:text-align="center" style:justify-single-word="false"/>
      <style:text-properties officeooo:paragraph-rsid="0077c7fd"/>
    </style:style>
    <style:style style:name="P34" style:family="paragraph" style:parent-style-name="Standard" style:list-style-name="L2">
      <style:paragraph-properties fo:text-align="start" style:justify-single-word="false"/>
      <style:text-properties officeooo:paragraph-rsid="0081af60"/>
    </style:style>
    <style:style style:name="P35" style:family="paragraph" style:parent-style-name="Standard" style:list-style-name="L8">
      <style:paragraph-properties fo:text-align="start" style:justify-single-word="false"/>
      <style:text-properties officeooo:paragraph-rsid="006a4c34"/>
    </style:style>
    <style:style style:name="P36" style:family="paragraph" style:parent-style-name="Standard">
      <style:paragraph-properties fo:text-align="start" style:justify-single-word="false"/>
      <style:text-properties officeooo:paragraph-rsid="006a4c34"/>
    </style:style>
    <style:style style:name="P37" style:family="paragraph" style:parent-style-name="Standard" style:list-style-name="L2">
      <style:paragraph-properties fo:text-align="start" style:justify-single-word="false"/>
      <style:text-properties officeooo:rsid="006a4c34" officeooo:paragraph-rsid="006a4c34"/>
    </style:style>
    <style:style style:name="P38" style:family="paragraph" style:parent-style-name="Standard" style:list-style-name="L2">
      <style:paragraph-properties fo:text-align="start" style:justify-single-word="false"/>
      <style:text-properties style:font-name="Calibri1" fo:font-size="11pt" fo:language="en" fo:country="IN" style:text-underline-style="none" fo:font-weight="normal" officeooo:rsid="00279710" officeooo:paragraph-rsid="00279710" style:font-size-asian="11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Calibri1" fo:font-size="11pt" fo:language="en" fo:country="IN" style:text-underline-style="none" fo:font-weight="normal" officeooo:rsid="00279710" officeooo:paragraph-rsid="0081af60" style:font-size-asian="11pt" style:font-weight-asian="normal" style:font-size-complex="12pt" style:font-weight-complex="normal"/>
    </style:style>
    <style:style style:name="T1" style:family="text">
      <style:text-properties style:font-name="Calibri" fo:font-size="12pt" style:text-underline-style="none" fo:font-weight="bold" style:font-size-asian="12pt" style:font-weight-asian="bold" style:font-size-complex="12pt" style:font-weight-complex="bold"/>
    </style:style>
    <style:style style:name="T2" style:family="text">
      <style:text-properties style:font-name="Calibri" fo:font-size="12pt" style:text-underline-style="none" fo:font-weight="bold" officeooo:rsid="00592939" style:font-size-asian="12pt" style:font-weight-asian="bold" style:font-size-complex="12pt" style:font-weight-complex="bold"/>
    </style:style>
    <style:style style:name="T3" style:family="text">
      <style:text-properties style:font-name="Calibri" fo:font-size="12pt" style:text-underline-style="none" fo:font-weight="bold" officeooo:rsid="00567af9" style:font-size-asian="12pt" style:font-weight-asian="bold" style:font-size-complex="12pt" style:font-weight-complex="bold"/>
    </style:style>
    <style:style style:name="T4" style:family="text">
      <style:text-properties style:font-name="Calibri1" fo:font-size="11pt" fo:language="en" fo:country="IN" style:font-size-asian="11pt"/>
    </style:style>
    <style:style style:name="T5" style:family="text">
      <style:text-properties style:font-name="Calibri1" fo:font-size="11pt" fo:language="en" fo:country="IN" officeooo:rsid="00592939" style:font-size-asian="11pt"/>
    </style:style>
    <style:style style:name="T6" style:family="text">
      <style:text-properties style:font-name="Calibri1" fo:font-size="11pt" fo:language="en" fo:country="IN" officeooo:rsid="005ad94d" style:font-size-asian="11pt"/>
    </style:style>
    <style:style style:name="T7" style:family="text">
      <style:text-properties style:font-name="Calibri1" fo:font-size="11pt" fo:language="en" fo:country="IN" officeooo:rsid="006ab094" style:font-size-asian="11pt"/>
    </style:style>
    <style:style style:name="T8" style:family="text">
      <style:text-properties style:font-name="Calibri1" fo:font-size="11pt" fo:language="en" fo:country="IN" officeooo:rsid="006db91e" style:font-size-asian="11pt"/>
    </style:style>
    <style:style style:name="T9" style:family="text">
      <style:text-properties style:font-name="Calibri1" fo:font-size="11pt" fo:language="en" fo:country="IN" officeooo:rsid="00807d42" style:font-size-asian="11pt"/>
    </style:style>
    <style:style style:name="T10" style:family="text">
      <style:text-properties style:font-name="Calibri1" fo:font-size="11pt" fo:language="en" fo:country="IN" officeooo:rsid="00851f14" style:font-size-asian="11pt"/>
    </style:style>
    <style:style style:name="T11" style:family="text">
      <style:text-properties style:font-name="Calibri1" fo:font-size="11pt" fo:language="en" fo:country="IN" fo:font-weight="bold" style:font-size-asian="11pt" style:font-weight-asian="bold" style:font-weight-complex="bold"/>
    </style:style>
    <style:style style:name="T12" style:family="text">
      <style:text-properties style:font-name="Calibri1" fo:font-size="11pt" fo:language="en" fo:country="IN" fo:font-weight="bold" officeooo:rsid="007fcaf5" style:font-size-asian="11pt" style:font-weight-asian="bold" style:font-weight-complex="bold"/>
    </style:style>
    <style:style style:name="T13" style:family="text">
      <style:text-properties style:font-name="Calibri1" fo:font-size="11pt" fo:language="en" fo:country="IN" fo:font-weight="bold" officeooo:rsid="00851f14" style:font-size-asian="11pt" style:font-weight-asian="bold" style:font-weight-complex="bold"/>
    </style:style>
    <style:style style:name="T14" style:family="text">
      <style:text-properties style:font-name="Calibri1" fo:font-size="11pt" fo:language="en" fo:country="IN" style:text-underline-style="none" fo:font-weight="bold" officeooo:rsid="0081af60" style:font-size-asian="11pt" style:font-weight-asian="bold" style:font-size-complex="12pt" style:font-weight-complex="bold"/>
    </style:style>
    <style:style style:name="T15" style:family="text">
      <style:text-properties style:font-name="Calibri1" fo:font-size="11pt" fo:language="en" fo:country="IN" style:text-underline-style="none" fo:font-weight="normal" officeooo:rsid="0081af60" style:font-size-asian="11pt" style:font-weight-asian="normal" style:font-size-complex="12pt" style:font-weight-complex="normal"/>
    </style:style>
    <style:style style:name="T16" style:family="text">
      <style:text-properties style:font-name="Calibri1" fo:font-size="11pt" fo:language="en" fo:country="IN" style:text-underline-style="none" fo:font-weight="normal" officeooo:rsid="0082e692" style:font-size-asian="11pt" style:font-weight-asian="normal" style:font-size-complex="12pt" style:font-weight-complex="normal"/>
    </style:style>
    <style:style style:name="T17" style:family="text">
      <style:text-properties style:font-name="Calibri1" fo:font-size="11pt" fo:language="en" fo:country="IN" fo:font-weight="normal" officeooo:rsid="006a4c34" style:font-size-asian="11pt" style:font-weight-asian="normal" style:font-weight-complex="normal"/>
    </style:style>
    <style:style style:name="T18" style:family="text">
      <style:text-properties style:font-name="Calibri1" fo:language="en" fo:country="IN"/>
    </style:style>
    <style:style style:name="T19" style:family="text">
      <style:text-properties style:font-name="Calibri1" fo:language="en" fo:country="IN" officeooo:rsid="00567af9"/>
    </style:style>
    <style:style style:name="T20" style:family="text">
      <style:text-properties style:font-name="Calibri1" fo:language="en" fo:country="IN" fo:font-weight="bold" style:font-weight-asian="bold" style:font-weight-complex="bold"/>
    </style:style>
    <style:style style:name="T21" style:family="text">
      <style:text-properties style:font-name="Calibri1" fo:language="en" fo:country="IN" fo:font-weight="bold" officeooo:rsid="001e27cb" style:font-weight-asian="bold" style:font-weight-complex="bold"/>
    </style:style>
    <style:style style:name="T22" style:family="text">
      <style:text-properties style:font-name="Calibri1" fo:language="en" fo:country="IN" fo:font-weight="bold" officeooo:rsid="00592939" style:font-weight-asian="bold" style:font-weight-complex="bold"/>
    </style:style>
    <style:style style:name="T23" style:family="text">
      <style:text-properties style:font-name="Calibri1" fo:language="en" fo:country="IN" fo:font-weight="bold" officeooo:rsid="00248748" style:font-weight-asian="bold" style:font-weight-complex="bold"/>
    </style:style>
    <style:style style:name="T24" style:family="text">
      <style:text-properties style:font-name="Calibri1" fo:language="en" fo:country="IN" fo:font-weight="bold" officeooo:rsid="00605bb0" style:font-weight-asian="bold" style:font-weight-complex="bold"/>
    </style:style>
    <style:style style:name="T25" style:family="text">
      <style:text-properties style:font-name="Calibri1" fo:language="en" fo:country="IN" fo:font-weight="bold" officeooo:rsid="0075a27f" style:font-weight-asian="bold" style:font-weight-complex="bold"/>
    </style:style>
    <style:style style:name="T26" style:family="text">
      <style:text-properties style:font-name="Calibri1" fo:language="en" fo:country="IN" fo:font-weight="bold" officeooo:rsid="007627d4" style:font-weight-asian="bold" style:font-weight-complex="bold"/>
    </style:style>
    <style:style style:name="T27" style:family="text">
      <style:text-properties style:font-name="Calibri1" fo:language="en" fo:country="IN" fo:font-weight="bold" officeooo:rsid="007d8f85" style:font-weight-asian="bold" style:font-weight-complex="bold"/>
    </style:style>
    <style:style style:name="T28" style:family="text">
      <style:text-properties style:font-name="Calibri1" fo:language="en" fo:country="IN" fo:font-weight="bold" officeooo:rsid="007ddb00" style:font-weight-asian="bold" style:font-weight-complex="bold"/>
    </style:style>
    <style:style style:name="T29" style:family="text">
      <style:text-properties style:font-name="Calibri1" fo:language="en" fo:country="IN" fo:font-weight="bold" officeooo:rsid="00851f14" style:font-weight-asian="bold" style:font-weight-complex="bold"/>
    </style:style>
    <style:style style:name="T30" style:family="text">
      <style:text-properties style:font-name="Calibri1" fo:language="en" fo:country="IN" officeooo:rsid="00592939"/>
    </style:style>
    <style:style style:name="T31" style:family="text">
      <style:text-properties style:font-name="Calibri1" fo:language="en" fo:country="IN" officeooo:rsid="001e27cb"/>
    </style:style>
    <style:style style:name="T32" style:family="text">
      <style:text-properties style:font-name="Calibri1" fo:language="en" fo:country="IN" officeooo:rsid="005ad94d"/>
    </style:style>
    <style:style style:name="T33" style:family="text">
      <style:text-properties style:font-name="Calibri1" fo:language="en" fo:country="IN" officeooo:rsid="005cc025"/>
    </style:style>
    <style:style style:name="T34" style:family="text">
      <style:text-properties style:font-name="Calibri1" fo:language="en" fo:country="IN" officeooo:rsid="00605bb0"/>
    </style:style>
    <style:style style:name="T35" style:family="text">
      <style:text-properties style:font-name="Calibri1" fo:language="en" fo:country="IN" officeooo:rsid="006493bd"/>
    </style:style>
    <style:style style:name="T36" style:family="text">
      <style:text-properties style:font-name="Calibri1" fo:language="en" fo:country="IN" style:text-underline-style="solid" style:text-underline-width="auto" style:text-underline-color="font-color"/>
    </style:style>
    <style:style style:name="T37" style:family="text">
      <style:text-properties style:font-name="Calibri1" fo:language="en" fo:country="IN" style:text-underline-style="solid" style:text-underline-width="auto" style:text-underline-color="font-color" officeooo:rsid="006493bd"/>
    </style:style>
    <style:style style:name="T38" style:family="text">
      <style:text-properties style:font-name="Calibri1" fo:language="en" fo:country="IN" style:text-underline-style="solid" style:text-underline-width="auto" style:text-underline-color="font-color" officeooo:rsid="005cc025"/>
    </style:style>
    <style:style style:name="T39" style:family="text">
      <style:text-properties style:font-name="Calibri1" fo:language="en" fo:country="IN" style:text-underline-style="solid" style:text-underline-width="auto" style:text-underline-color="font-color" officeooo:rsid="00605bb0"/>
    </style:style>
    <style:style style:name="T40" style:family="text">
      <style:text-properties style:font-name="Calibri1" fo:language="en" fo:country="IN" style:text-underline-style="solid" style:text-underline-width="auto" style:text-underline-color="font-color" officeooo:rsid="005ad94d"/>
    </style:style>
    <style:style style:name="T41" style:family="text">
      <style:text-properties style:font-name="Calibri1" fo:language="en" fo:country="IN" officeooo:rsid="006ab094"/>
    </style:style>
    <style:style style:name="T42" style:family="text">
      <style:text-properties style:font-name="Calibri1" fo:language="en" fo:country="IN" officeooo:rsid="0077c7fd"/>
    </style:style>
    <style:style style:name="T43" style:family="text">
      <style:text-properties style:font-name="Calibri1" fo:language="en" fo:country="IN" officeooo:rsid="007d8f85"/>
    </style:style>
    <style:style style:name="T44" style:family="text">
      <style:text-properties style:font-name="Calibri1" fo:language="en" fo:country="IN" officeooo:rsid="007ddb00"/>
    </style:style>
    <style:style style:name="T45" style:family="text">
      <style:text-properties style:font-name="Calibri1" fo:language="en" fo:country="IN" fo:font-weight="normal" officeooo:rsid="0081af60" style:font-weight-asian="normal" style:font-weight-complex="normal"/>
    </style:style>
    <style:style style:name="T46" style:family="text">
      <style:text-properties style:font-name="Calibri1" fo:language="en" fo:country="IN" officeooo:rsid="00851f14"/>
    </style:style>
    <style:style style:name="T47" style:family="text">
      <style:text-properties style:font-name="Calibri1" fo:font-size="12pt" fo:language="en" fo:country="IN" style:text-underline-style="none" fo:font-weight="bold" officeooo:rsid="001e27cb" style:font-size-asian="12pt" style:font-weight-asian="bold" style:font-size-complex="12pt" style:font-weight-complex="bold"/>
    </style:style>
    <style:style style:name="T48" style:family="text">
      <style:text-properties style:font-name="Calibri1" fo:font-size="12pt" fo:language="en" fo:country="IN" style:text-underline-style="none" fo:font-weight="bold" officeooo:rsid="00592939" style:font-size-asian="12pt" style:font-weight-asian="bold" style:font-size-complex="12pt" style:font-weight-complex="bold"/>
    </style:style>
    <style:style style:name="T49" style:family="text">
      <style:text-properties style:font-name="Calibri1" fo:font-size="12pt" fo:language="en" fo:country="IN" style:text-underline-style="none" fo:font-weight="bold" officeooo:rsid="007ddb00" style:font-size-asian="12pt" style:font-weight-asian="bold" style:font-size-complex="12pt" style:font-weight-complex="bold"/>
    </style:style>
    <style:style style:name="T50" style:family="text">
      <style:text-properties style:font-name="Calibri1" fo:font-size="12pt" fo:language="en" fo:country="IN" style:text-underline-style="none" fo:font-weight="normal" officeooo:rsid="007ddb00" style:font-size-asian="12pt" style:font-weight-asian="normal" style:font-size-complex="12pt" style:font-weight-complex="normal"/>
    </style:style>
    <style:style style:name="T51" style:family="text">
      <style:text-properties fo:color="#000000" style:font-name="Calibri1" fo:language="en" fo:country="IN" officeooo:rsid="005e2787"/>
    </style:style>
    <style:style style:name="T52" style:family="text">
      <style:text-properties fo:color="#000000" style:font-name="Calibri1" fo:language="en" fo:country="IN" officeooo:rsid="005ad94d"/>
    </style:style>
    <style:style style:name="T53" style:family="text">
      <style:text-properties fo:color="#000000" style:font-name="Calibri1" fo:language="en" fo:country="IN" style:text-underline-style="solid" style:text-underline-width="auto" style:text-underline-color="font-color" officeooo:rsid="00605bb0"/>
    </style:style>
    <style:style style:name="T54" style:family="text">
      <style:text-properties fo:color="#000000" style:font-name="Calibri1" fo:language="en" fo:country="IN" style:text-underline-style="solid" style:text-underline-width="auto" style:text-underline-color="font-color" officeooo:rsid="005ad94d"/>
    </style:style>
    <style:style style:name="T55" style:family="text">
      <style:text-properties fo:color="#000000" style:font-name="Calibri1" fo:font-size="12pt" fo:language="en" fo:country="IN" style:text-underline-style="none" fo:font-weight="bold" officeooo:rsid="00592939" style:font-size-asian="12pt" style:font-weight-asian="bold" style:font-size-complex="12pt" style:font-weight-complex="bold"/>
    </style:style>
    <style:style style:name="T56" style:family="text">
      <style:text-properties fo:color="#000000" style:font-name="Calibri1" fo:font-size="12pt" fo:language="en" fo:country="IN" style:text-underline-style="none" fo:font-weight="bold" officeooo:rsid="00690fd5" style:font-size-asian="12pt" style:font-weight-asian="bold" style:font-size-complex="12pt" style:font-weight-complex="bold"/>
    </style:style>
    <style:style style:name="T57" style:family="text">
      <style:text-properties fo:color="#000000" style:font-name="Calibri1" fo:font-size="12pt" fo:language="en" fo:country="IN" style:text-underline-style="none" fo:font-weight="bold" officeooo:rsid="006a4c34" style:font-size-asian="12pt" style:font-weight-asian="bold" style:font-size-complex="12pt" style:font-weight-complex="bold"/>
    </style:style>
    <style:style style:name="T58" style:family="text">
      <style:text-properties fo:color="#000000" style:font-name="Calibri1" fo:font-size="12pt" fo:language="en" fo:country="IN" style:text-underline-style="none" fo:font-weight="bold" officeooo:rsid="0077c7fd" style:font-size-asian="12pt" style:font-weight-asian="bold" style:font-size-complex="12pt" style:font-weight-complex="bold"/>
    </style:style>
    <style:style style:name="T59" style:family="text">
      <style:text-properties fo:color="#f10d0c" style:font-name="Calibri1" fo:language="en" fo:country="IN" officeooo:rsid="005e2787"/>
    </style:style>
    <style:style style:name="T60" style:family="text">
      <style:text-properties fo:color="#f10d0c" style:font-name="Calibri1" fo:language="en" fo:country="IN" officeooo:rsid="005e83b0"/>
    </style:style>
    <style:style style:name="T61" style:family="text">
      <style:text-properties officeooo:rsid="0075a27f"/>
    </style:style>
    <style:style style:name="T62" style:family="text">
      <style:text-properties fo:font-weight="normal" officeooo:rsid="0081af60" style:font-weight-asian="normal" style:font-weight-complex="normal"/>
    </style:style>
    <style:style style:name="T63" style:family="text">
      <style:text-properties officeooo:rsid="0081af6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LeadERP</text:p>
      <text:p text:style-name="P7"><text:span text:style-name="T61">Teacher Login</text:span></text:p>
      <text:list xml:id="list2071534311" text:style-name="L1">
        <text:list-item>
          <text:p text:style-name="P13"><text:span text:style-name="T61">TEACHER</text:span> DASHBOARD</text:p>
        </text:list-item>
      </text:list>
      <text:list xml:id="list3127780916" text:style-name="L2">
        <text:list-header>
          <text:p text:style-name="P14"/>
        </text:list-header>
      </text:list>
      <text:list xml:id="list441452728" text:style-name="L3">
        <text:list-item>
          <text:p text:style-name="P15"><text:span text:style-name="T25">Teacher</text:span><text:span text:style-name="T21"> </text:span><text:span text:style-name="T22">—&gt;<text:tab/></text:span><text:span text:style-name="T42">Leave Application</text:span><text:span text:style-name="T18">, </text:span><text:span text:style-name="T42">Employees on Leave, </text:span><text:span text:style-name="T18">Timetable, </text:span><text:span text:style-name="T33">Events, News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5"><text:span text:style-name="T33">(</text:span><text:span text:style-name="T35">Should be</text:span><text:span text:style-name="T18"> Visible in </text:span><text:span text:style-name="T37">M</text:span><text:span text:style-name="T36">iddle</text:span><text:span text:style-name="T38"> of the Dashboard</text:span><text:span text:style-name="T33"> </text:span><text:span text:style-name="T34">According to particular date</text:span><text:span text:style-name="T33">)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list xml:id="list124547068245479" text:continue-numbering="true" text:style-name="L3">
        <text:list-item>
          <text:p text:style-name="P16"><text:span text:style-name="T26">Teacher</text:span><text:span text:style-name="T20"> </text:span><text:span text:style-name="T24">Profile</text:span><text:span text:style-name="T22">—&gt;<text:tab/></text:span><text:span text:style-name="T32">P</text:span><text:span text:style-name="T19">hoto, </text:span><text:span text:style-name="T30">N</text:span><text:span text:style-name="T19">ame, </text:span><text:span text:style-name="T30">S</text:span><text:span text:style-name="T19">ection, ID</text:span><text:span text:style-name="T18"> </text:span><text:span text:style-name="T19">number,</text:span><text:span text:style-name="T18"> </text:span><text:span text:style-name="T42">T</text:span><text:span text:style-name="T18">eacher contact </text:span><text:span text:style-name="T19">number, </text:span><text:span text:style-name="T59">Admission date</text:span><text:span text:style-name="T51">, </text:span><text:span text:style-name="T59">Date of Birth, Blood Group, Gender, Address, Username and p</text:span><text:span text:style-name="T60">a</text:span><text:span text:style-name="T59">ssword<text:tab/></text:span><text:span text:style-name="T51"><text:tab/><text:tab/><text:tab/></text:span><text:span text:style-name="T32">(</text:span><text:span text:style-name="T35">Should</text:span><text:span text:style-name="T32"> </text:span><text:span text:style-name="T35">be</text:span><text:span text:style-name="T32"> Visible in the </text:span><text:span text:style-name="T39">Right</text:span><text:span text:style-name="T40"> side of the Dashboard</text:span><text:span text:style-name="T32">).</text:span></text:p>
        </text:list-item>
      </text:list>
      <text:p text:style-name="P9"/>
      <text:list xml:id="list124547887166233" text:continue-numbering="true" text:style-name="L3">
        <text:list-header>
          <text:p text:style-name="P27"/>
        </text:list-header>
      </text:list>
      <text:list xml:id="list1226256048" text:style-name="L4">
        <text:list-header>
          <text:p text:style-name="P33"><text:span text:style-name="T2">Modules</text:span><text:span text:style-name="T47"> </text:span><text:span text:style-name="T48">—&gt;<text:tab/>Attendance, Timetable, </text:span><text:span text:style-name="T55">Home work, Reports, </text:span><text:span text:style-name="T58">Pay slips</text:span><text:span text:style-name="T55">, Gps Tracking, </text:span><text:span text:style-name="T56">Online Exams, </text:span><text:span text:style-name="T57">Discipline.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7"><text:span text:style-name="T52">(Need to Visible in the </text:span><text:span text:style-name="T53">Left</text:span><text:span text:style-name="T54"> side of the Dashboard</text:span><text:span text:style-name="T52">).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header>
      </text:list>
      <text:list xml:id="list124548288183844" text:continue-list="list124547887166233" text:style-name="L3">
        <text:list-header>
          <text:p text:style-name="P18"/>
        </text:list-header>
      </text:list>
      <text:list xml:id="list124547644504754" text:continue-list="list3127780916" text:style-name="L2">
        <text:list-item>
          <text:p text:style-name="P34"><text:span text:style-name="T3"><text:s/></text:span><text:span text:style-name="T2">Attendance </text:span><text:span text:style-name="T49">(</text:span><text:span text:style-name="T50">Editable</text:span><text:span text:style-name="T49">)</text:span></text:p>
        </text:list-item>
      </text:list>
      <text:p text:style-name="P4"/>
      <text:list xml:id="list974600088" text:style-name="L5">
        <text:list-item>
          <text:p text:style-name="P20"><text:span text:style-name="T22">A</text:span><text:span text:style-name="T20">ttendance</text:span><text:span text:style-name="T21"> </text:span><text:span text:style-name="T27">Register </text:span><text:span text:style-name="T22">—&gt; </text:span><text:span text:style-name="T28"><text:s/></text:span><text:span text:style-name="T43">Attendance for class vice for particular </text:span><text:span text:style-name="T44">Subject</text:span><text:span text:style-name="T43"> and S</text:span><text:span text:style-name="T44">tudent</text:span><text:span text:style-name="T43">.</text:span></text:p>
        </text:list-item>
        <text:list-item>
          <text:p text:style-name="P19"><text:span text:style-name="T22">S</text:span><text:span text:style-name="T20">how</text:span><text:span text:style-name="T21"> </text:span><text:span text:style-name="T22">—&gt; <text:tab/> <text:s text:c="3"/></text:span><text:span text:style-name="T30">I</text:span><text:span text:style-name="T18">f </text:span><text:span text:style-name="T30">A</text:span><text:span text:style-name="T18">bsent reason for</text:span><text:span text:style-name="T30"> </text:span><text:span text:style-name="T18">particular day.</text:span></text:p>
        </text:list-item>
      </text:list>
      <text:p text:style-name="P21"><text:span text:style-name="T18"><text:tab/><text:tab/><text:tab/> <text:s text:c="3"/></text:span><text:span text:style-name="T44">C</text:span><text:span text:style-name="T35">alendar in </text:span><text:span text:style-name="T30">Weekly, Monthly</text:span><text:span text:style-name="T18">(Particular month), </text:span><text:span text:style-name="T30">Annually</text:span><text:span text:style-name="T31"> </text:span><text:span text:style-name="T35">and Holidays.</text:span></text:p>
      <text:list xml:id="list124547691292071" text:continue-list="list124547644504754" text:style-name="L2">
        <text:list-header>
          <text:p text:style-name="P30"/>
        </text:list-header>
        <text:list-item>
          <text:p text:style-name="P28">Timetable<text:span text:style-name="T63">(</text:span><text:span text:style-name="T62">Read Only</text:span><text:span text:style-name="T63">)</text:span></text:p>
        </text:list-item>
      </text:list>
      <text:p text:style-name="P3"/>
      <text:list xml:id="list245092504" text:style-name="L6">
        <text:list-item>
          <text:p text:style-name="P22"><text:span text:style-name="T22">S</text:span><text:span text:style-name="T23">how</text:span><text:span text:style-name="T21"> </text:span><text:span text:style-name="T22">—&gt; <text:tab/></text:span><text:span text:style-name="T18">Timetable should be visible with Subject Names and Hours.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3"><text:span text:style-name="T30">N</text:span><text:span text:style-name="T18">otification for any change </text:span><text:span text:style-name="T30">in the Timetable.</text:span></text:p>
                          <text:p text:style-name="P22"><text:span text:style-name="T44">Teacher</text:span><text:span text:style-name="T18"> can Download the Timetable(PDF). 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24548901818902" text:continue-list="list124547691292071" text:style-name="L2">
        <text:list-header>
          <text:p text:style-name="P38"><text:span text:style-name="T44"/></text:p>
        </text:list-header>
        <text:list-item>
          <text:p text:style-name="P37"><text:span text:style-name="T2">H</text:span><text:span text:style-name="T1">ome Work</text:span></text:p>
        </text:list-item>
      </text:list>
      <text:p text:style-name="P5"/>
      <text:list xml:id="list1862506855" text:style-name="L8">
        <text:list-item>
          <text:p text:style-name="P35"><text:span text:style-name="T14">Teacher</text:span><text:span text:style-name="T47"> </text:span><text:span text:style-name="T48">—&gt; <text:tab/></text:span><text:span text:style-name="T15">Teacher able to create a Home for particular class and </text:span><text:span text:style-name="T16">Different Homework for different <text:tab/><text:tab/>sections(Ex:-sections A, sections B)</text:span><text:span text:style-name="T15">.</text:span></text:p>
        </text:list-item>
      </text:list>
      <text:p text:style-name="P36"><text:span text:style-name="T17"/></text:p>
      <text:list xml:id="list124548050463412" text:continue-list="list124548901818902" text:style-name="L2">
        <text:list-item>
          <text:p text:style-name="P29">Reports<text:span text:style-name="T44">(</text:span><text:span text:style-name="T45">Read Only</text:span><text:span text:style-name="T44">)</text:span></text:p>
        </text:list-item>
      </text:list>
      <text:p text:style-name="P31"/>
      <text:list xml:id="list2146217218" text:style-name="L11">
        <text:list-item>
          <text:p text:style-name="P26"><text:span text:style-name="T12">Teacher</text:span><text:span text:style-name="T21"> </text:span><text:span text:style-name="T22">—&gt; <text:tab/></text:span><text:span text:style-name="T32">R</text:span><text:span text:style-name="T4">eports_</text:span><text:span text:style-name="T6">E</text:span><text:span text:style-name="T4">xam (</text:span><text:span text:style-name="T6">Weekly, Quarterly, Half</text:span><text:span text:style-name="T4"> </text:span><text:span text:style-name="T6">Y</text:span><text:span text:style-name="T4">early, </text:span><text:span text:style-name="T6">A</text:span><text:span text:style-name="T4">nnual) </text:span></text:p>
        </text:list-item>
        <text:list-item>
          <text:p text:style-name="P26"><text:span text:style-name="T11">subject</text:span><text:span text:style-name="T21"> </text:span><text:span text:style-name="T22">—&gt; <text:tab/></text:span><text:span text:style-name="T32">S</text:span><text:span text:style-name="T4">how </text:span><text:span text:style-name="T6">G</text:span><text:span text:style-name="T4">raph, </text:span><text:span text:style-name="T6">M</text:span><text:span text:style-name="T4">arks(only </text:span><text:span text:style-name="T6">student Report, student</text:span><text:span text:style-name="T4"> and class comparison </text:span><text:span text:style-name="T6">G</text:span><text:span text:style-name="T4">raphs </text:span><text:span text:style-name="T9">and <text:tab/><text:tab/>section comparison Graphs</text:span><text:span text:style-name="T4">).</text:span></text:p>
        </text:list-item>
      </text:list>
      <text:p text:style-name="P39"><text:span text:style-name="T17"/></text:p>
      <text:p text:style-name="P11"/>
      <text:list xml:id="list124547761053178" text:continue-list="list124548050463412" text:style-name="L2">
        <text:list-item>
          <text:p text:style-name="P32">Pay slips</text:p>
        </text:list-item>
      </text:list>
      <text:p text:style-name="P5"/>
      <text:list xml:id="list2607799585" text:style-name="L9">
        <text:list-item>
          <text:p text:style-name="P25"><text:span text:style-name="T13">Teacher</text:span><text:span text:style-name="T21"> </text:span><text:span text:style-name="T22">—&gt; <text:tab/></text:span><text:span text:style-name="T46">Pay clips</text:span><text:span text:style-name="T5"> reports </text:span><text:span text:style-name="T10">and </text:span><text:span text:style-name="T5">.</text:span></text:p>
        </text:list-item>
      </text:list>
      <text:p text:style-name="P11"/>
      <text:p text:style-name="P12"/>
      <text:p text:style-name="P10"><text:soft-page-break/></text:p>
      <text:p text:style-name="P1"/>
      <text:list xml:id="list899768990" text:style-name="L10">
        <text:list-header>
          <text:p text:style-name="P24"/>
        </text:list-header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>
      <style:text-properties style:font-name="Calibri" fo:font-family="Calibri" style:font-family-generic="swiss" style:font-pitch="variable" fo:font-size="14pt" fo:font-weight="bold" style:font-size-asian="12.25pt" style:font-weight-asian="bold" style:font-size-complex="14pt" style:font-weight-complex="bold"/>
    </style:style>
    <style:style style:name="Bullet_20_Symbols" style:display-name="Bullet Symbols" style:family="text">
      <style:text-properties style:font-name="Calibri" fo:font-family="Calibri" style:font-family-generic="swiss" style:font-pitch="variable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10:48:21.783000000</meta:creation-date>
    <dc:date>2018-10-24T12:45:46.661000000</dc:date>
    <meta:editing-duration>PT4H39M18S</meta:editing-duration>
    <meta:editing-cycles>39</meta:editing-cycles>
    <meta:generator>LibreOffice/6.1.2.1$Windows_X86_64 LibreOffice_project/65905a128db06ba48db947242809d14d3f9a93fe</meta:generator>
    <meta:document-statistic meta:table-count="0" meta:image-count="0" meta:object-count="0" meta:page-count="2" meta:paragraph-count="25" meta:word-count="216" meta:character-count="1383" meta:non-whitespace-character-count="1183"/>
  </office:meta>
</office:document-meta>
</file>